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126in"/>
    </style:style>
    <style:style style:name="co4" style:family="table-column">
      <style:table-column-properties fo:break-before="auto" style:column-width="1.0791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0945in"/>
    </style:style>
    <style:style style:name="co7" style:family="table-column">
      <style:table-column-properties fo:break-before="auto" style:column-width="1.5311in"/>
    </style:style>
    <style:style style:name="co8" style:family="table-column">
      <style:table-column-properties fo:break-before="auto" style:column-width="1.1866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e6e6ff" style:text-align-source="fix" style:repeat-content="false" fo:border="0.0008in solid #000000"/>
      <style:paragraph-properties fo:text-align="end" fo:margin-left="0in"/>
    </style:style>
    <style:style style:name="ce2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ackground-color="#00ff00" style:text-align-source="fix" style:repeat-content="false" fo:border="0.0008in solid #008000" style:shadow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it" fo:country="IT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ext-properties style:use-window-font-color="true" style:text-outline="false" style:text-line-through-style="none" style:font-name="Nimbus Roman No9 L" fo:font-size="10pt" fo:language="it" fo:country="IT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b613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37"/>
    <style:style style:name="ce12" style:family="table-cell" style:parent-style-name="Default">
      <style:table-cell-properties fo:border="0.0008in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&gt;=630" style:apply-style-name="Default" style:base-cell-address="Totale.J7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Tota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  <table:table-cell table:style-name="ce13" office:value-type="string">
            <text:p>teoriche</text:p>
          </table:table-cell>
          <table:table-cell table:style-name="ce13" office:value-type="string">
            <text:p>reali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PRE RR</text:p>
          </table:table-cell>
          <table:table-cell table:style-name="ce4" office:value-type="string">
            <text:p>RR-RPP</text:p>
          </table:table-cell>
          <table:table-cell table:style-name="ce4" office:value-type="string">
            <text:p>RPP-RQ</text:p>
          </table:table-cell>
          <table:table-cell table:style-name="ce4" office:value-type="string">
            <text:p>RQ-RA</text:p>
          </table:table-cell>
          <table:table-cell table:style-name="ce9" office:value-type="string">
            <text:p>TOTALE</text:p>
          </table:table-cell>
          <table:table-cell table:style-name="ce9" office:value-type="string">
            <text:p>STIPENDIO</text:p>
          </table:table-cell>
          <table:table-cell office:value-type="string">
            <text:p>tot.ore lavoro</text:p>
          </table:table-cell>
          <table:table-cell table:style-name="ce13" office:value-type="float" office:value="630">
            <text:p>630</text:p>
          </table:table-cell>
          <table:table-cell table:style-name="ce14" table:formula="of:=SUM([.F8:.F13])" office:value-type="float" office:value="630">
            <text:p>630</text:p>
          </table:table-cell>
          <table:table-cell table:number-columns-repeated="5"/>
        </table:table-row>
        <table:table-row table:style-name="ro1">
          <table:table-cell table:style-name="ce1" office:value-type="string">
            <text:p>Responsabile</text:p>
          </table:table-cell>
          <table:table-cell table:style-name="ce3" office:value-type="float" office:value="20">
            <text:p>2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2">
            <text:p>12</text:p>
          </table:table-cell>
          <table:table-cell table:style-name="ce3" table:formula="of:=SUM([.C8:.E8])" office:value-type="float" office:value="69">
            <text:p>69</text:p>
          </table:table-cell>
          <table:table-cell table:style-name="ce12" table:formula="of:=[.F8]*[.G1]" office:value-type="float" office:value="2070">
            <text:p>2070</text:p>
          </table:table-cell>
          <table:table-cell office:value-type="float" office:value="10">
            <text:p>10</text:p>
          </table:table-cell>
          <table:table-cell office:value-type="string">
            <text:p>2persone</text:p>
          </table:table-cell>
          <table:table-cell table:number-columns-repeated="6"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3" office:value-type="float" office:value="28">
            <text:p>2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8">
            <text:p>18</text:p>
          </table:table-cell>
          <table:table-cell table:style-name="ce3" table:formula="of:=SUM([.C9:.E9])" office:value-type="float" office:value="93">
            <text:p>93</text:p>
          </table:table-cell>
          <table:table-cell table:style-name="ce12" table:formula="of:=[.F9]*[.G2]" office:value-type="float" office:value="1860">
            <text:p>1860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1" office:value-type="string">
            <text:p>Analista</text:p>
          </table:table-cell>
          <table:table-cell table:style-name="ce3" office:value-type="float" office:value="65">
            <text:p>65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3" table:formula="of:=SUM([.C10:.E10])" office:value-type="float" office:value="93">
            <text:p>93</text:p>
          </table:table-cell>
          <table:table-cell table:style-name="ce12" table:formula="of:=[.F10]*[.G3]" office:value-type="float" office:value="2325">
            <text:p>2325</text:p>
          </table:table-cell>
          <table:table-cell office:value-type="float" office:value="20">
            <text:p>20</text:p>
          </table:table-cell>
          <table:table-cell office:value-type="string">
            <text:p>3persone</text:p>
          </table:table-cell>
          <table:table-cell table:number-columns-repeated="6"/>
        </table:table-row>
        <table:table-row table:style-name="ro1">
          <table:table-cell table:style-name="ce1" office:value-type="string">
            <text:p>Progettista</text:p>
          </table:table-cell>
          <table:table-cell table:style-name="ce3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0">
            <text:p>0</text:p>
          </table:table-cell>
          <table:table-cell table:style-name="ce3" table:formula="of:=SUM([.C11:.E11])" office:value-type="float" office:value="134">
            <text:p>134</text:p>
          </table:table-cell>
          <table:table-cell table:style-name="ce12" table:formula="of:=[.F11]*[.G4]" office:value-type="float" office:value="2948">
            <text:p>2948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1"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0">
            <text:p>0</text:p>
          </table:table-cell>
          <table:table-cell table:style-name="ce3" table:formula="of:=SUM([.C12:.E12])" office:value-type="float" office:value="90">
            <text:p>90</text:p>
          </table:table-cell>
          <table:table-cell table:style-name="ce12" table:formula="of:=[.F12]*[.G5]" office:value-type="float" office:value="1440">
            <text:p>1440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table:style-name="ce1" office:value-type="string">
            <text:p>Verificatore</text:p>
          </table:table-cell>
          <table:table-cell table:style-name="ce3" office:value-type="float" office:value="12">
            <text:p>12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15">
            <text:p>15</text:p>
          </table:table-cell>
          <table:table-cell table:style-name="ce3" table:formula="of:=SUM([.C13:.E13])" office:value-type="float" office:value="151">
            <text:p>151</text:p>
          </table:table-cell>
          <table:table-cell table:style-name="ce12" table:formula="of:=[.F13]*[.G6]" office:value-type="float" office:value="2416">
            <text:p>2416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table:formula="of:=SUM([.C8]*[.D1]+[.C9]*[.D2]+[.C10]*[.D3]+[.C11]*[.D4]+[.C12]*[.D5]+[.C13]*[.D6])" office:value-type="float" office:value="5035">
            <text:p>5035</text:p>
          </table:table-cell>
          <table:table-cell table:style-name="ce6" table:formula="of:=SUM([.D8]*[.E1]+[.D9]*[.E2]+[.D10]*[.E3]+[.D11]*[.E4]+[.D12]*[.E5]+[.D13]*[.E6])" office:value-type="float" office:value="7064">
            <text:p>7064</text:p>
          </table:table-cell>
          <table:table-cell table:style-name="ce6" table:formula="of:=SUM([.E8]*[.F1]+[.E9]*[.F2]+[.E10]*[.F3]+[.E11]*[.F4]+[.E12]*[.F5]+[.E13]*[.F6])" office:value-type="float" office:value="960">
            <text:p>960</text:p>
          </table:table-cell>
          <table:table-cell table:style-name="ce10" table:formula="of:=SUM([.F8]*[.G1]+[.F9]*[.G2]+[.F10]*[.G3]+[.F11]*[.G4]+[.F12]*[.G5]+[.F13]*[.G6])" office:value-type="float" office:value="13059">
            <text:p>13059</text:p>
          </table:table-cell>
          <table:table-cell table:style-name="ce12"/>
          <table:table-cell/>
          <table:table-cell office:value-type="string">
            <text:p>RR-RPP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Bizzotto Piero</text:p>
          </table:table-cell>
          <table:table-cell table:number-columns-repeated="4"/>
          <table:table-cell table:style-name="ce11"/>
          <table:table-cell table:number-columns-repeated="9"/>
        </table:table-row>
        <table:table-row table:style-name="ro1">
          <table:table-cell office:value-type="string">
            <text:p>Carollo Mirko</text:p>
          </table:table-cell>
          <table:table-cell table:number-columns-repeated="14"/>
        </table:table-row>
        <table:table-row table:style-name="ro1">
          <table:table-cell office:value-type="string">
            <text:p>Cunico Marco</text:p>
          </table:table-cell>
          <table:table-cell table:number-columns-repeated="14"/>
        </table:table-row>
        <table:table-row table:style-name="ro1">
          <table:table-cell office:value-type="string">
            <text:p>Dal Bosco Davide</text:p>
          </table:table-cell>
          <table:table-cell table:number-columns-repeated="14"/>
        </table:table-row>
        <table:table-row table:style-name="ro1">
          <table:table-cell office:value-type="string">
            <text:p>Dissegna Stefano</text:p>
          </table:table-cell>
          <table:table-cell table:number-columns-repeated="14"/>
        </table:table-row>
        <table:table-row table:style-name="ro1">
          <table:table-cell office:value-type="string">
            <text:p>Geremia Mirco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3">
          <table:table-cell table:number-columns-repeated="3"/>
          <table:table-cell table:style-name="ce7" office:value-type="string">
            <text:p>NOME</text:p>
          </table:table-cell>
          <table:table-cell table:style-name="ce7" office:value-type="string">
            <text:p>COGNOME</text:p>
          </table:table-cell>
          <table:table-cell table:style-name="ce7" office:value-type="string">
            <text:p>MATRICOLA</text:p>
          </table:table-cell>
          <table:table-cell table:style-name="ce8"/>
          <table:table-cell table:style-name="ce7" office:value-type="string">
            <text:p>N°</text:p>
          </table:table-cell>
          <table:table-cell table:style-name="ce7" office:value-type="string">
            <text:p>NOME</text:p>
          </table:table-cell>
          <table:table-cell table:style-name="ce7" table:number-columns-repeated="2"/>
          <table:table-cell table:style-name="ce8"/>
          <table:table-cell table:number-columns-repeated="3"/>
        </table:table-row>
        <table:table-row table:style-name="ro3">
          <table:table-cell table:number-columns-repeated="3"/>
          <table:table-cell table:style-name="ce7" office:value-type="string">
            <text:p>.</text:p>
          </table:table-cell>
          <table:table-cell table:style-name="ce8"/>
          <table:table-cell table:style-name="ce7" office:value-type="float" office:value="1">
            <text:p>1</text:p>
          </table:table-cell>
          <table:table-cell table:style-name="ce7" office:value-type="string">
            <text:p>Piero</text:p>
          </table:table-cell>
          <table:table-cell table:style-name="ce7" office:value-type="string">
            <text:p>Bizzotto</text:p>
          </table:table-cell>
          <table:table-cell table:style-name="ce7" office:value-type="float" office:value="540804">
            <text:p>540804</text:p>
          </table:table-cell>
          <table:table-cell table:style-name="ce8"/>
          <table:table-cell table:style-name="ce7" table:number-columns-repeated="4"/>
          <table:table-cell table:style-name="ce8"/>
        </table:table-row>
        <table:table-row table:style-name="ro3">
          <table:table-cell table:number-columns-repeated="3"/>
          <table:table-cell table:style-name="ce7" office:value-type="string">
            <text:p>.</text:p>
          </table:table-cell>
          <table:table-cell table:style-name="ce8"/>
          <table:table-cell table:style-name="ce7" office:value-type="float" office:value="2">
            <text:p>2</text:p>
          </table:table-cell>
          <table:table-cell table:style-name="ce7" office:value-type="string">
            <text:p>Mirko</text:p>
          </table:table-cell>
          <table:table-cell table:style-name="ce7" office:value-type="string">
            <text:p>Carollo</text:p>
          </table:table-cell>
          <table:table-cell table:style-name="ce7" office:value-type="float" office:value="542902">
            <text:p>542902</text:p>
          </table:table-cell>
          <table:table-cell table:style-name="ce8"/>
          <table:table-cell table:style-name="ce7" table:number-columns-repeated="4"/>
          <table:table-cell table:style-name="ce8"/>
        </table:table-row>
        <table:table-row table:style-name="ro3">
          <table:table-cell table:number-columns-repeated="3"/>
          <table:table-cell table:style-name="ce7" office:value-type="string">
            <text:p>.</text:p>
          </table:table-cell>
          <table:table-cell table:style-name="ce8"/>
          <table:table-cell table:style-name="ce7" office:value-type="float" office:value="3">
            <text:p>3</text:p>
          </table:table-cell>
          <table:table-cell table:style-name="ce7" office:value-type="string">
            <text:p>Marco</text:p>
          </table:table-cell>
          <table:table-cell table:style-name="ce7" office:value-type="string">
            <text:p>Cunico</text:p>
          </table:table-cell>
          <table:table-cell table:style-name="ce7" office:value-type="float" office:value="540754">
            <text:p>540754</text:p>
          </table:table-cell>
          <table:table-cell table:style-name="ce8"/>
          <table:table-cell table:style-name="ce7" table:number-columns-repeated="4"/>
          <table:table-cell table:style-name="ce8"/>
        </table:table-row>
        <table:table-row table:style-name="ro3">
          <table:table-cell table:number-columns-repeated="3"/>
          <table:table-cell table:style-name="ce7" office:value-type="string">
            <text:p>.</text:p>
          </table:table-cell>
          <table:table-cell table:style-name="ce8"/>
          <table:table-cell table:style-name="ce7" office:value-type="float" office:value="4">
            <text:p>4</text:p>
          </table:table-cell>
          <table:table-cell table:style-name="ce7" office:value-type="string">
            <text:p>Davide</text:p>
          </table:table-cell>
          <table:table-cell table:style-name="ce7" office:value-type="string">
            <text:p>Dal Bosco</text:p>
          </table:table-cell>
          <table:table-cell table:style-name="ce7" office:value-type="float" office:value="539402">
            <text:p>539402</text:p>
          </table:table-cell>
          <table:table-cell table:style-name="ce8"/>
          <table:table-cell table:style-name="ce7" table:number-columns-repeated="4"/>
          <table:table-cell table:style-name="ce8"/>
        </table:table-row>
        <table:table-row table:style-name="ro1">
          <table:table-cell table:number-columns-repeated="3"/>
          <table:table-cell table:style-name="ce8" table:number-columns-repeated="12"/>
        </table:table-row>
        <table:table-row table:style-name="ro3">
          <table:table-cell table:number-columns-repeated="3"/>
          <table:table-cell table:style-name="ce7" office:value-type="string">
            <text:p>.</text:p>
          </table:table-cell>
          <table:table-cell table:style-name="ce8"/>
          <table:table-cell table:style-name="ce7" office:value-type="float" office:value="5">
            <text:p>5</text:p>
          </table:table-cell>
          <table:table-cell table:style-name="ce7" office:value-type="string">
            <text:p>Stefano</text:p>
          </table:table-cell>
          <table:table-cell table:style-name="ce7" office:value-type="string">
            <text:p>Dissegna</text:p>
          </table:table-cell>
          <table:table-cell table:style-name="ce7" office:value-type="float" office:value="561011">
            <text:p>561011</text:p>
          </table:table-cell>
          <table:table-cell table:style-name="ce8"/>
          <table:table-cell table:style-name="ce7" table:number-columns-repeated="4"/>
          <table:table-cell table:style-name="ce8"/>
        </table:table-row>
        <table:table-row table:style-name="ro3">
          <table:table-cell table:number-columns-repeated="3"/>
          <table:table-cell table:style-name="ce7" office:value-type="string">
            <text:p>.</text:p>
          </table:table-cell>
          <table:table-cell table:style-name="ce8"/>
          <table:table-cell table:style-name="ce7" office:value-type="float" office:value="6">
            <text:p>6</text:p>
          </table:table-cell>
          <table:table-cell table:style-name="ce7" office:value-type="string">
            <text:p>Mirco</text:p>
          </table:table-cell>
          <table:table-cell table:style-name="ce7" office:value-type="string">
            <text:p>Geremia</text:p>
          </table:table-cell>
          <table:table-cell table:number-columns-repeated="7"/>
        </table:table-row>
      </table:table>
      <table:table table:name="PRERR" table:style-name="ta1" table:print="false"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>
            <draw:frame table:end-cell-address="PRERR.L15" table:end-x="0.0469in" table:end-y="0.0909in" draw:z-index="0" draw:style-name="gr1" svg:width="3.1531in" svg:height="2.4169in" svg:x="0.45in" svg:y="0.1146in">
              <draw:object draw:notify-on-update-of-ranges="PRERR.G8:PRERR.G8 PRERR.A9:PRERR.A9 PRERR.G9:PRERR.G9 PRERR.A10:PRERR.A10 PRERR.G10:PRERR.G10 PRERR.A11:PRERR.A11 PRERR.G11:PRERR.G11 PRERR.A12:PRERR.A12 PRERR.G12:PRERR.G12 PRERR.A13:PRERR.A13 PRERR.G13:PRERR.G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table:style-name="ce9" office:value-type="string">
            <text:p>RR</text:p>
          </table:table-cell>
          <table:table-cell table:style-name="ce9" table:number-columns-repeated="3"/>
          <table:table-cell table:style-name="ce9" office:value-type="string">
            <text:p>TOTALE</text:p>
          </table:table-cell>
          <table:table-cell table:style-name="ce9" office:value-type="string">
            <text:p>STIPENDIO</text:p>
          </table:table-cell>
          <table:table-cell/>
        </table:table-row>
        <table:table-row table:style-name="ro1">
          <table:table-cell table:style-name="ce1" office:value-type="string">
            <text:p>Responsabile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3"/>
          <table:table-cell table:style-name="ce3" table:formula="of:=SUM([.B8:.E8])" office:value-type="float" office:value="20">
            <text:p>20</text:p>
          </table:table-cell>
          <table:table-cell table:style-name="ce12" table:formula="of:=[.F8]*[.G1]" office:value-type="float" office:value="600">
            <text:p>600</text:p>
          </table:table-cell>
          <table:table-cell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3" office:value-type="float" office:value="28">
            <text:p>28</text:p>
          </table:table-cell>
          <table:table-cell table:style-name="ce3" table:number-columns-repeated="3"/>
          <table:table-cell table:style-name="ce3" table:formula="of:=SUM([.B9:.E9])" office:value-type="float" office:value="28">
            <text:p>28</text:p>
          </table:table-cell>
          <table:table-cell table:style-name="ce12" table:formula="of:=[.F9]*[.G2]" office:value-type="float" office:value="560">
            <text:p>560</text:p>
          </table:table-cell>
          <table:table-cell/>
        </table:table-row>
        <table:table-row table:style-name="ro1">
          <table:table-cell table:style-name="ce1" office:value-type="string">
            <text:p>Analista</text:p>
          </table:table-cell>
          <table:table-cell table:style-name="ce3" office:value-type="float" office:value="65">
            <text:p>65</text:p>
          </table:table-cell>
          <table:table-cell table:style-name="ce3" table:number-columns-repeated="3"/>
          <table:table-cell table:style-name="ce3" table:formula="of:=SUM([.B10:.E10])" office:value-type="float" office:value="65">
            <text:p>65</text:p>
          </table:table-cell>
          <table:table-cell table:style-name="ce12" table:formula="of:=[.F10]*[.G3]" office:value-type="float" office:value="1625">
            <text:p>1625</text:p>
          </table:table-cell>
          <table:table-cell/>
        </table:table-row>
        <table:table-row table:style-name="ro1">
          <table:table-cell table:style-name="ce1" office:value-type="string">
            <text:p>Progettista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3"/>
          <table:table-cell table:style-name="ce3" table:formula="of:=SUM([.B11:.E11])" office:value-type="float" office:value="10">
            <text:p>10</text:p>
          </table:table-cell>
          <table:table-cell table:style-name="ce12" table:formula="of:=[.F11]*[.G4]" office:value-type="float" office:value="220">
            <text:p>220</text:p>
          </table:table-cell>
          <table:table-cell/>
        </table:table-row>
        <table:table-row table:style-name="ro1">
          <table:table-cell table:style-name="ce1"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table:formula="of:=SUM([.B12:.E12])" office:value-type="float" office:value="0">
            <text:p>0</text:p>
          </table:table-cell>
          <table:table-cell table:style-name="ce12" table:formula="of:=[.F12]*[.G5]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Verificatore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3"/>
          <table:table-cell table:style-name="ce3" table:formula="of:=SUM([.B13:.E13])" office:value-type="float" office:value="12">
            <text:p>12</text:p>
          </table:table-cell>
          <table:table-cell table:style-name="ce12" table:formula="of:=[.F13]*[.G6]" office:value-type="float" office:value="192">
            <text:p>192</text:p>
          </table:table-cell>
          <table:table-cell/>
        </table:table-row>
        <table:table-row table:style-name="ro1">
          <table:table-cell/>
          <table:table-cell table:style-name="ce6" table:formula="of:=SUM([.B8]*[.C1]+[.B9]*[.C2]+[.B10]*[.C3]+[.B11]*[.C4]+[.B12]*[.C5]+[.B13]*[.C6])" office:value-type="float" office:value="3197">
            <text:p>3197</text:p>
          </table:table-cell>
          <table:table-cell table:style-name="ce6" table:number-columns-repeated="3"/>
          <table:table-cell table:style-name="ce6" table:formula="of:=SUM([.F8]*[.G1]+[.F9]*[.G2]+[.F10]*[.G3]+[.F11]*[.G4]+[.F12]*[.G5]+[.F13]*[.G6])" office:value-type="float" office:value="3197">
            <text:p>3197</text:p>
          </table:table-cell>
          <table:table-cell table:style-name="ce12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PRERR.K30" table:end-x="0.8701in" table:end-y="0.05in" draw:z-index="1" draw:style-name="gr1" svg:width="3.1524in" svg:height="2.4177in" svg:x="0.385in" svg:y="0.0732in">
              <draw:object draw:notify-on-update-of-ranges="PRERR.A9:PRERR.A13 PRERR.B8:PRERR.B8 PRERR.B9:PRERR.B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RRRPP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RR-RPP</text:p>
          </table:table-cell>
          <table:table-cell/>
          <table:table-cell office:value-type="string">
            <text:p>persone</text:p>
          </table:table-cell>
          <table:table-cell table:style-name="ce13" office:value-type="string">
            <text:p>ore lavorative al giorno</text:p>
          </table:table-cell>
          <table:table-cell office:value-type="string">
            <text:p>giorni da lavorare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Responsabile</text:p>
          </table:table-cell>
          <table:table-cell table:style-name="ce5" office:value-type="float" office:value="25">
            <text:p>25</text:p>
          </table:table-cell>
          <table:table-cell office:value-type="string">
            <text:p>pianificazione</text:p>
          </table:table-cell>
          <table:table-cell table:style-name="ce16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[.C8]/[.E8])/[.F8]" office:value-type="float" office:value="8.33333333333333">
            <text:p>8.3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Amministratore</text:p>
          </table:table-cell>
          <table:table-cell table:style-name="ce5" office:value-type="float" office:value="40">
            <text:p>40</text:p>
          </table:table-cell>
          <table:table-cell office:value-type="string">
            <text:p>pianificazio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C9]/[.E9])/[.F9]" office:value-type="float" office:value="6.66666666666667">
            <text:p>6.6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Analista</text:p>
          </table:table-cell>
          <table:table-cell table:style-name="ce5" office:value-type="float" office:value="74">
            <text:p>74</text:p>
          </table:table-cell>
          <table:table-cell office:value-type="string">
            <text:p>analis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([.C10]/[.E10])/[.F10]" office:value-type="float" office:value="6.16666666666667">
            <text:p>6.1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Progettista</text:p>
          </table:table-cell>
          <table:table-cell table:style-name="ce5" office:value-type="float" office:value="55">
            <text:p>55</text:p>
          </table:table-cell>
          <table:table-cell office:value-type="string">
            <text:p>progettazione</text:p>
          </table:table-cell>
          <table:table-cell table:number-columns-repeated="2" office:value-type="float" office:value="3">
            <text:p>3</text:p>
          </table:table-cell>
          <table:table-cell table:formula="of:=([.C11]/[.E11])/[.F11]" office:value-type="float" office:value="6.11111111111111">
            <text:p>6.1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Programmatore</text:p>
          </table:table-cell>
          <table:table-cell table:style-name="ce5" office:value-type="float" office:value="0">
            <text:p>0</text:p>
          </table:table-cell>
          <table:table-cell office:value-type="string">
            <text:p>codifica</text:p>
          </table:table-cell>
          <table:table-cell table:style-name="ce1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Verificatore</text:p>
          </table:table-cell>
          <table:table-cell table:style-name="ce5" office:value-type="float" office:value="38">
            <text:p>38</text:p>
          </table:table-cell>
          <table:table-cell office:value-type="string">
            <text:p>qualific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C13]/[.E13])/[.F13]" office:value-type="float" office:value="6.33333333333333">
            <text:p>6.33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8:.E13])" office:value-type="float" office:value="12">
            <text:p>1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>
            <draw:frame table:end-cell-address="RRRPP.I31" table:end-x="0.8453in" table:end-y="0.1669in" draw:z-index="1" draw:style-name="gr1" svg:width="5.5063in" svg:height="2.6992in" svg:x="0.0264in" svg:y="0.0831in">
              <draw:object draw:notify-on-update-of-ranges="RRRPP.B17:RRRPP.B22 RRRPP.C17:RRRPP.C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>
            <draw:frame table:end-cell-address="RRRPP.N31" table:end-x="0.2713in" table:end-y="0.1744in" draw:z-index="0" draw:style-name="gr1" svg:width="3.4677in" svg:height="2.702in" svg:x="0.3598in" svg:y="0.0878in">
              <draw:object draw:notify-on-update-of-ranges="RRRPP.B8:RRRPP.B13 RRRPP.C8:RRRPP.C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Responsabile</text:p>
          </table:table-cell>
          <table:table-cell office:value-type="float" office:value="750">
            <text:p>75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>
            <text:p>Amministratore</text:p>
          </table:table-cell>
          <table:table-cell office:value-type="float" office:value="800">
            <text:p>80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>
            <text:p>Analista</text:p>
          </table:table-cell>
          <table:table-cell office:value-type="float" office:value="1825">
            <text:p>1825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>
            <text:p>Progettista</text:p>
          </table:table-cell>
          <table:table-cell office:value-type="float" office:value="1100">
            <text:p>110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>
            <text:p>Programmatore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>
            <text:p>Verificatore</text:p>
          </table:table-cell>
          <table:table-cell office:value-type="float" office:value="560">
            <text:p>560</text:p>
          </table:table-cell>
          <table:table-cell table:number-columns-repeated="9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5"/>
          <table:table-cell>
            <draw:frame table:end-cell-address="RRRPP.K49" table:end-x="0.3748in" table:end-y="0.0209in" draw:z-index="2" draw:style-name="gr1" svg:width="5.6146in" svg:height="2.8205in" svg:x="0.3366in" svg:y="0.1642in">
              <draw:object draw:notify-on-update-of-ranges="RRRPP.A35:RRRPP.A40 RRRPP.B34:RRRPP.B34 RRRPP.B35:RRRPP.B40 RRRPP.C34:RRRPP.C34 RRRPP.C35:RRRPP.C4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preventivo</text:p>
          </table:table-cell>
          <table:table-cell office:value-type="string">
            <text:p>consuntivo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esponsabile</text:p>
          </table:table-cell>
          <table:table-cell office:value-type="float" office:value="750">
            <text:p>750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table:style-name="ce1" office:value-type="string">
            <text:p>Amministratore</text:p>
          </table:table-cell>
          <table:table-cell office:value-type="float" office:value="800">
            <text:p>800</text:p>
          </table:table-cell>
          <table:table-cell office:value-type="float" office:value="860">
            <text:p>860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table:style-name="ce1" office:value-type="string">
            <text:p>Analista</text:p>
          </table:table-cell>
          <table:table-cell office:value-type="float" office:value="1850">
            <text:p>1850</text:p>
          </table:table-cell>
          <table:table-cell office:value-type="float" office:value="2100">
            <text:p>2100</text:p>
          </table:table-cell>
          <table:table-cell office:value-type="float" office:value="86">
            <text:p>86</text:p>
          </table:table-cell>
          <table:table-cell table:number-columns-repeated="7"/>
          <table:table-cell>
            <draw:frame table:end-cell-address="RRRPP.O53" table:end-x="0.6079in" table:end-y="0.0925in" draw:z-index="3" draw:style-name="gr1" svg:width="3.1476in" svg:height="2.7587in" svg:x="0.1276in" svg:y="0.1232in">
              <draw:object draw:notify-on-update-of-ranges="RRRPP.A35:RRRPP.A40 RRRPP.D35:RRRPP.D4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table:style-name="ce1" office:value-type="string">
            <text:p>Progettista</text:p>
          </table:table-cell>
          <table:table-cell office:value-type="float" office:value="1210">
            <text:p>1210</text:p>
          </table:table-cell>
          <table:table-cell office:value-type="float" office:value="1000">
            <text:p>1000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table:style-name="ce1" office:value-type="string">
            <text:p>Programmatore</text:p>
          </table:table-cell>
          <table:table-cell table:formula="of:=[RPPRQ.B24]*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>
            <text:p>Verificatore</text:p>
          </table:table-cell>
          <table:table-cell office:value-type="float" office:value="608">
            <text:p>608</text:p>
          </table:table-cell>
          <table:table-cell office:value-type="float" office:value="570">
            <text:p>570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 table:number-rows-repeated="5">
          <table:table-cell/>
          <table:table-cell table:style-name="ce15"/>
          <table:table-cell table:number-columns-repeated="10"/>
        </table:table-row>
        <table:table-row table:style-name="ro1">
          <table:table-cell/>
          <table:table-cell table:style-name="ce15"/>
          <table:table-cell table:number-columns-repeated="10"/>
        </table:table-row>
      </table:table>
      <table:table table:name="RPPRQ" table:style-name="ta1" table:print="false">
        <table:table-column table:style-name="co6" table:default-cell-style-name="ce1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4" office:value-type="string">
            <text:p>RPP-RQ</text:p>
          </table:table-cell>
          <table:table-cell/>
          <table:table-cell office:value-type="string">
            <text:p>persone</text:p>
          </table:table-cell>
          <table:table-cell table:style-name="ce13" office:value-type="string">
            <text:p>ore lavorative al giorno</text:p>
          </table:table-cell>
          <table:table-cell office:value-type="string">
            <text:p>giorni da lavorare</text:p>
          </table:table-cell>
          <table:table-cell table:number-columns-repeated="3"/>
        </table:table-row>
        <table:table-row table:style-name="ro1">
          <table:table-cell office:value-type="string">
            <text:p>Responsabile</text:p>
          </table:table-cell>
          <table:table-cell table:style-name="ce5" office:value-type="float" office:value="32">
            <text:p>32</text:p>
          </table:table-cell>
          <table:table-cell office:value-type="string">
            <text:p>pianificazione</text:p>
          </table:table-cell>
          <table:table-cell table:style-name="ce16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[.B3]/[.D3])/[.E3]" office:value-type="float" office:value="10.6666666666667">
            <text:p>10.67</text:p>
          </table:table-cell>
          <table:table-cell table:number-columns-repeated="3"/>
        </table:table-row>
        <table:table-row table:style-name="ro1">
          <table:table-cell office:value-type="string">
            <text:p>Amministratore</text:p>
          </table:table-cell>
          <table:table-cell table:style-name="ce5" office:value-type="float" office:value="35">
            <text:p>35</text:p>
          </table:table-cell>
          <table:table-cell office:value-type="string">
            <text:p>pianificazi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[.B4]/[.D4])/[.E4]" office:value-type="float" office:value="11.6666666666667">
            <text:p>11.67</text:p>
          </table:table-cell>
          <table:table-cell table:number-columns-repeated="3"/>
        </table:table-row>
        <table:table-row table:style-name="ro1">
          <table:table-cell office:value-type="string">
            <text:p>Analista</text:p>
          </table:table-cell>
          <table:table-cell table:style-name="ce5" office:value-type="float" office:value="20">
            <text:p>20</text:p>
          </table:table-cell>
          <table:table-cell office:value-type="string">
            <text:p>analis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[.B5]/[.D5])/[.E5]" office:value-type="float" office:value="6.66666666666667">
            <text:p>6.67</text:p>
          </table:table-cell>
          <table:table-cell table:number-columns-repeated="3"/>
        </table:table-row>
        <table:table-row table:style-name="ro1">
          <table:table-cell office:value-type="string">
            <text:p>Progettista</text:p>
          </table:table-cell>
          <table:table-cell table:style-name="ce5" office:value-type="float" office:value="84">
            <text:p>84</text:p>
          </table:table-cell>
          <table:table-cell office:value-type="string">
            <text:p>progettazio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B6]/[.D6])/[.E6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Programmatore</text:p>
          </table:table-cell>
          <table:table-cell table:style-name="ce5" office:value-type="float" office:value="90">
            <text:p>90</text:p>
          </table:table-cell>
          <table:table-cell office:value-type="string">
            <text:p>codifica</text:p>
          </table:table-cell>
          <table:table-cell table:style-name="ce16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([.B7]/[.D7])/[.E7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Verificatore</text:p>
          </table:table-cell>
          <table:table-cell table:style-name="ce5" office:value-type="float" office:value="101">
            <text:p>101</text:p>
          </table:table-cell>
          <table:table-cell office:value-type="string">
            <text:p>qualifica</text:p>
          </table:table-cell>
          <table:table-cell table:number-columns-repeated="2" office:value-type="float" office:value="3">
            <text:p>3</text:p>
          </table:table-cell>
          <table:table-cell table:formula="of:=([.B8]/[.D8])/[.E8]" office:value-type="float" office:value="11.2222222222222">
            <text:p>11.2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formula="of:=SUM([.D3:.D8])" office:value-type="float" office:value="11">
            <text:p>1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/>
          <table:table-cell>
            <draw:frame table:end-cell-address="RPPRQ.H26" table:end-x="0.874in" table:end-y="0.0941in" draw:z-index="0" draw:style-name="gr1" svg:width="5.0272in" svg:height="2.6984in" svg:x="0.0394in" svg:y="0.0106in">
              <draw:object draw:notify-on-update-of-ranges="RPPRQ.A12:RPPRQ.A17 RPPRQ.B11:RPPRQ.B11 RPPRQ.B12:RPPRQ.B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>
            <draw:frame table:end-cell-address="RPPRQ.M26" table:end-x="0.0161in" table:end-y="0.1043in" draw:z-index="1" draw:style-name="gr1" svg:width="3.1484in" svg:height="2.6984in" svg:x="0.4236in" svg:y="0.0209in">
              <draw:object draw:notify-on-update-of-ranges="RPPRQ.A3:RPPRQ.A8 RPPRQ.B3:RPPRQ.B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formula="of:=[.B3]*30" office:value-type="float" office:value="960">
            <text:p>960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formula="of:=[.B4]*20" office:value-type="float" office:value="700">
            <text:p>700</text:p>
          </table:table-cell>
          <table:table-cell table:number-columns-repeated="7"/>
        </table:table-row>
        <table:table-row table:style-name="ro1">
          <table:table-cell office:value-type="string">
            <text:p>Analista</text:p>
          </table:table-cell>
          <table:table-cell table:formula="of:=[.B5]*25" office:value-type="float" office:value="500">
            <text:p>50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formula="of:=[.B6]*22" office:value-type="float" office:value="1848">
            <text:p>1848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formula="of:=[.B7]*16" office:value-type="float" office:value="1440">
            <text:p>1440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formula="of:=[.B8]*16" office:value-type="float" office:value="1616">
            <text:p>1616</text:p>
          </table:table-cell>
          <table:table-cell table:number-columns-repeated="7"/>
        </table:table-row>
      </table:table>
      <table:table table:name="RQRA" table:style-name="ta1" table:print="false">
        <table:table-column table:style-name="co6" table:default-cell-style-name="ce1"/>
        <table:table-column table:style-name="co2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4" office:value-type="string">
            <text:p>RQ-RA</text:p>
          </table:table-cell>
          <table:table-cell table:number-columns-repeated="7"/>
        </table:table-row>
        <table:table-row table:style-name="ro1">
          <table:table-cell office:value-type="string">
            <text:p>Responsabile</text:p>
          </table:table-cell>
          <table:table-cell table:style-name="ce5" office:value-type="float" office:value="12">
            <text:p>12</text:p>
          </table:table-cell>
          <table:table-cell/>
          <table:table-cell>
            <draw:frame table:end-cell-address="RQRA.I18" table:end-x="0.0047in" table:end-y="0.1358in" draw:z-index="0" draw:style-name="gr1" svg:width="4.3882in" svg:height="2.6988in" svg:x="0.0618in" svg:y="0.0524in">
              <draw:object draw:notify-on-update-of-ranges="RQRA.A12:RQRA.A17 RQRA.B11:RQRA.B11 RQRA.B12:RQRA.B1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4"/>
          <table:table-cell>
            <draw:frame table:end-cell-address="RQRA.M18" table:end-x="0.365in" table:end-y="0.1358in" draw:z-index="1" draw:style-name="gr1" svg:width="3.3898in" svg:height="2.6988in" svg:x="0.5311in" svg:y="0.0524in">
              <draw:object draw:notify-on-update-of-ranges="RQRA.A3:RQRA.A8 RQRA.B3:RQRA.B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5"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Analista</text:p>
          </table:table-cell>
          <table:table-cell table:style-name="ce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style-name="ce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style-name="ce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style-name="ce5" office:value-type="float" office:value="15">
            <text:p>15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number-columns-repeated="7"/>
        </table:table-row>
        <table:table-row table:style-name="ro1">
          <table:table-cell office:value-type="string">
            <text:p>Responsabile</text:p>
          </table:table-cell>
          <table:table-cell table:formula="of:=[.B3]*30" office:value-type="float" office:value="360">
            <text:p>360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formula="of:=[.B4]*20" office:value-type="float" office:value="360">
            <text:p>360</text:p>
          </table:table-cell>
          <table:table-cell table:number-columns-repeated="7"/>
        </table:table-row>
        <table:table-row table:style-name="ro1">
          <table:table-cell office:value-type="string">
            <text:p>Analista</text:p>
          </table:table-cell>
          <table:table-cell table:formula="of:=[.B5]*2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formula="of:=[.B6]*2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formula="of:=[.B7]*16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formula="of:=[.B8]*16" office:value-type="float" office:value="240">
            <text:p>240</text:p>
          </table:table-cell>
          <table:table-cell table:number-columns-repeated="7"/>
        </table:table-row>
      </table:table>
      <table:database-ranges>
        <table:database-range table:target-range-address="Totale.A17:Totale.A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it" fo:country="IT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it" fo:country="IT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7">02/07/2009</text:date>, <text:time>17:12:0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ero Bizzotto</meta:initial-creator>
    <meta:creation-date>2008-11-25T15:29:56</meta:creation-date>
    <dc:creator>Maurizio Rizzo</dc:creator>
    <dc:date>2009-02-07T17:12:08</dc:date>
    <meta:editing-cycles>25</meta:editing-cycles>
    <meta:editing-duration>PT07H51M05S</meta:editing-duration>
    <meta:document-statistic meta:table-count="5" meta:cell-count="367" meta:object-count="1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lid-type="cylinder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olid-type="cylinder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olid-type="cylinder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olid-type="cylinder"/>
      <style:graphic-properties draw:fill-color="#ffd320"/>
      <style:text-properties fo:font-size="6pt" style:font-size-asian="6pt" style:font-size-complex="6pt"/>
    </style:style>
    <style:style style:name="ch12" style:family="chart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3" style:family="chart">
      <style:chart-properties chart:solid-type="cylinder"/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.011cm" svg:height="6.984cm" chart:class="chart:bar" chart:style-name="ch1">
        <chart:title svg:x="3.173cm" svg:y="0.143cm" chart:style-name="ch2">
          <text:p>PRE RR</text:p>
        </chart:title>
        <chart:legend chart:legend-position="end" svg:x="5.601cm" svg:y="1.861cm" chart:style-name="ch3"/>
        <chart:plot-area chart:style-name="ch4" table:cell-range-address="PRERR.G8:PRERR.G13 PRERR.A9:PRERR.A13" chart:data-source-has-labels="both" svg:x="0.199cm" svg:y="0.781cm" svg:width="5.318cm" svg:height="5.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PRERR.G8:PRERR.G8"/>
          </chart:axis>
          <chart:axis chart:dimension="y" chart:name="primary-y" chart:style-name="ch6">
            <chart:title svg:x="0.245cm" svg:y="4.081cm" chart:style-name="ch7">
              <text:p>costo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PRERR.G9:PRERR.G9" chart:label-cell-address="PRERR.A9:PRERR.A9" chart:class="chart:bar">
            <chart:data-point/>
          </chart:series>
          <chart:series chart:style-name="ch10" chart:values-cell-range-address="PRERR.G10:PRERR.G10" chart:label-cell-address="PRERR.A10:PRERR.A10" chart:class="chart:bar">
            <chart:data-point/>
          </chart:series>
          <chart:series chart:style-name="ch11" chart:values-cell-range-address="PRERR.G11:PRERR.G11" chart:label-cell-address="PRERR.A11:PRERR.A11" chart:class="chart:bar">
            <chart:data-point/>
          </chart:series>
          <chart:series chart:style-name="ch12" chart:values-cell-range-address="PRERR.G12:PRERR.G12" chart:label-cell-address="PRERR.A12:PRERR.A12" chart:class="chart:bar">
            <chart:data-point/>
          </chart:series>
          <chart:series chart:style-name="ch13" chart:values-cell-range-address="PRERR.G13:PRERR.G13" chart:label-cell-address="PRERR.A13:PRERR.A13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ERR.A9:PRERR.A9">Amministratore</text:p>
              </table:table-cell>
              <table:table-cell office:value-type="string">
                <text:p text:id="PRERR.A10:PRERR.A10">Analista</text:p>
              </table:table-cell>
              <table:table-cell office:value-type="string">
                <text:p text:id="PRERR.A11:PRERR.A11">Progettista</text:p>
              </table:table-cell>
              <table:table-cell office:value-type="string">
                <text:p text:id="PRERR.A12:PRERR.A12">Programmatore</text:p>
              </table:table-cell>
              <table:table-cell office:value-type="string">
                <text:p text:id="PRERR.A13:PRERR.A13">Verificatore</text:p>
              </table:table-cell>
            </table:table-row>
          </table:table-header-rows>
          <table:table-rows>
            <table:table-row>
              <table:table-cell office:value-type="string">
                <text:p text:id="PRERR.G8:PRERR.G8">600</text:p>
              </table:table-cell>
              <table:table-cell office:value-type="float" office:value="560">
                <text:p text:id="PRERR.G9:PRERR.G9">560</text:p>
              </table:table-cell>
              <table:table-cell office:value-type="float" office:value="1625">
                <text:p text:id="PRERR.G10:PRERR.G10">1625</text:p>
              </table:table-cell>
              <table:table-cell office:value-type="float" office:value="220">
                <text:p text:id="PRERR.G11:PRERR.G11">220</text:p>
              </table:table-cell>
              <table:table-cell office:value-type="float" office:value="0">
                <text:p text:id="PRERR.G12:PRERR.G12">0</text:p>
              </table:table-cell>
              <table:table-cell office:value-type="float" office:value="192">
                <text:p text:id="PRERR.G13:PRERR.G13">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value-and-percentage" chart:data-label-text="false" chart:data-label-symbol="false" chart:pie-offset="0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7.996cm" svg:height="7.008cm" chart:class="chart:circle" chart:style-name="ch1">
        <chart:title svg:x="2.418cm" svg:y="0.142cm" chart:style-name="ch2">
          <text:p>Costi Ore/Ruoli</text:p>
        </chart:title>
        <chart:legend chart:legend-position="end" svg:x="5.589cm" svg:y="1.838cm" chart:style-name="ch3"/>
        <chart:plot-area chart:style-name="ch4" table:cell-range-address="RRRPP.A35:RRRPP.A40 RRRPP.D35:RRRPP.D40" chart:data-source-has-labels="column" svg:x="0.283cm" svg:y="0.693cm" svg:width="5.269cm" svg:height="5.924cm" dr3d:transform="matrix (0.999847695156391 -0.0151142273318586 -0.00872620321863239 8.12528806038012E-015 0.5 -0.866025403784438 0.0174524064372788 0.865893503920754 0.499923847578196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14212875424129 0.590823356462155 0.594701862383174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RRRPP.A35:RRRPP.A4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RRRPP.D35:RRRPP.D4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RRRPP.A35:RRRPP.A40">Responsabile</text:p>
              </table:table-cell>
              <table:table-cell office:value-type="float" office:value="18">
                <text:p text:id="RRRPP.D35:RRRPP.D40"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81384277344pt" style:font-size-asian="12.9981384277344pt" style:font-size-complex="12.9981384277344pt"/>
    </style:style>
    <style:style style:name="ch3" style:family="chart">
      <style:graphic-properties draw:stroke="none" svg:stroke-color="#b3b3b3" draw:fill="none" draw:fill-color="#e6e6e6"/>
      <style:text-properties fo:font-size="7.998854637146pt" style:font-size-asian="7.998854637146pt" style:font-size-complex="7.998854637146pt"/>
    </style:style>
    <style:style style:name="ch4" style:family="chart">
      <style:chart-properties chart:three-dimensional="true" chart:connect-bars="false" chart:angle-offset="0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none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.011cm" svg:height="6.984cm" chart:class="chart:circle" chart:style-name="ch1">
        <chart:title svg:x="1.815cm" svg:y="0.142cm" chart:style-name="ch2">
          <text:p>Suddivisione ore/ruolo</text:p>
        </chart:title>
        <chart:legend chart:legend-position="end" svg:x="5.601cm" svg:y="1.862cm" chart:style-name="ch3"/>
        <chart:plot-area chart:style-name="ch4" table:cell-range-address="PRERR.A8:PRERR.B13" chart:data-source-has-labels="both" svg:x="0.156cm" svg:y="0.86cm" svg:width="5.28cm" svg:height="5.844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PRERR.A9:PRERR.A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RERR.B9:PRERR.B13" chart:label-cell-address="PRERR.B8:PRERR.B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ERR.B8:PRERR.B8">20</text:p>
              </table:table-cell>
            </table:table-row>
          </table:table-header-rows>
          <table:table-rows>
            <table:table-row>
              <table:table-cell office:value-type="string">
                <text:p text:id="PRERR.A9:PRERR.A13">Amministratore</text:p>
              </table:table-cell>
              <table:table-cell office:value-type="float" office:value="28">
                <text:p text:id="PRERR.B9:PRERR.B13">2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498969078064pt" style:font-size-asian="11.498969078064pt" style:font-size-complex="11.498969078064pt"/>
    </style:style>
    <style:style style:name="ch3" style:family="chart">
      <style:graphic-properties draw:stroke="none" svg:stroke-color="#b3b3b3" draw:fill="none" draw:fill-color="#e6e6e6"/>
      <style:text-properties fo:font-size="7.07628870010376pt" style:font-size-asian="7.07628870010376pt" style:font-size-complex="7.07628870010376pt"/>
    </style:style>
    <style:style style:name="ch4" style:family="chart">
      <style:chart-properties chart:three-dimensional="true" chart:connect-bars="false" chart:angle-offset="0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none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8.809cm" svg:height="6.864cm" chart:class="chart:circle" chart:style-name="ch1">
        <chart:title svg:x="3.563cm" svg:y="0.088cm" chart:style-name="ch2">
          <text:p>Ore/Ruolo</text:p>
        </chart:title>
        <chart:legend chart:legend-position="end" svg:x="6.238cm" svg:y="1.72cm" chart:style-name="ch3"/>
        <chart:plot-area chart:style-name="ch4" table:cell-range-address="RRRPP.B8:RRRPP.C13" chart:data-source-has-labels="column" svg:x="0.173cm" svg:y="0.767cm" svg:width="5.885cm" svg:height="5.818cm" dr3d:transform="matrix (1 0 0 0 0.5 -0.866025403784439 0 0.866025403784439 0.5 0cm 0cm 0cm)" dr3d:vrp="(0 0 87591.2408759124)" dr3d:projection="perspective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RRRPP.B8:RRRPP.B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RRRPP.C8:RRRPP.C1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RRRPP.B8:RRRPP.B13">Responsabile</text:p>
              </table:table-cell>
              <table:table-cell office:value-type="float" office:value="25">
                <text:p text:id="RRRPP.C8:RRRPP.C13">25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7489995956421pt" style:font-size-asian="12.7489995956421pt" style:font-size-complex="12.7489995956421pt"/>
    </style:style>
    <style:style style:name="ch3" style:family="chart">
      <style:text-properties fo:font-size="10.7876148223877pt" style:font-size-asian="10.7876148223877pt" style:font-size-complex="10.7876148223877pt"/>
    </style:style>
    <style:style style:name="ch4" style:family="chart">
      <style:graphic-properties draw:stroke="none" svg:stroke-color="#b3b3b3" draw:fill="none" draw:fill-color="#e6e6e6"/>
      <style:text-properties fo:font-size="7.84553813934326pt" style:font-size-asian="7.84553813934326pt" style:font-size-complex="7.84553813934326pt"/>
    </style:style>
    <style:style style:name="ch5" style:family="chart">
      <style:chart-properties chart:three-dimensional="true" chart:solid-type="cylinder" chart:connect-bars="false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8262300491333pt" style:font-size-asian="8.8262300491333pt" style:font-size-complex="8.8262300491333pt"/>
    </style:style>
    <style:style style:name="ch9" style:family="chart">
      <style:graphic-properties svg:stroke-color="#b3b3b3"/>
    </style:style>
    <style:style style:name="ch10" style:family="chart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987cm" svg:height="6.857cm" chart:class="chart:bar" chart:style-name="ch1">
        <chart:title svg:x="6.022cm" svg:y="0.14cm" chart:style-name="ch2">
          <text:p>RR-RPP</text:p>
        </chart:title>
        <chart:subtitle svg:x="5.783cm" svg:y="0.769cm" chart:style-name="ch3">
          <text:p>Costi/Ruolo</text:p>
        </chart:subtitle>
        <chart:legend chart:legend-position="end" svg:x="11.363cm" svg:y="3.125cm" chart:style-name="ch4"/>
        <chart:plot-area chart:style-name="ch5" table:cell-range-address="RRRPP.B17:RRRPP.C22" chart:data-source-has-labels="column" svg:x="0.314cm" svg:y="1.345cm" svg:width="10.769cm" svg:height="5.237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RRRPP.B17:RRRPP.B22"/>
          </chart:axis>
          <chart:axis chart:dimension="y" chart:name="primary-y" chart:style-name="ch7">
            <chart:title svg:x="0.283cm" svg:y="4.298cm" chart:style-name="ch8">
              <text:p>costi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RRRPP.C17:RRRPP.C2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RRRPP.B17:RRRPP.B22">Responsabile</text:p>
              </table:table-cell>
              <table:table-cell office:value-type="float" office:value="750">
                <text:p text:id="RRRPP.C17:RRRPP.C22"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60">
                <text:p>5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25584793091pt" style:font-size-asian="12.9925584793091pt" style:font-size-complex="12.9925584793091pt"/>
    </style:style>
    <style:style style:name="ch3" style:family="chart">
      <style:text-properties fo:font-size="10.9937038421631pt" style:font-size-asian="10.9937038421631pt" style:font-size-complex="10.9937038421631pt"/>
    </style:style>
    <style:style style:name="ch4" style:family="chart">
      <style:graphic-properties draw:stroke="none" svg:stroke-color="#b3b3b3" draw:fill="none" draw:fill-color="#e6e6e6"/>
      <style:text-properties fo:font-size="7.99542093276978pt" style:font-size-asian="7.99542093276978pt" style:font-size-complex="7.99542093276978pt"/>
    </style:style>
    <style:style style:name="ch5" style:family="chart">
      <style:chart-properties chart:three-dimensional="true" chart:solid-type="cylinder" chart:connect-bars="false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77cm" svg:height="6.984cm" chart:class="chart:bar" chart:style-name="ch1">
        <chart:title svg:x="5.448cm" svg:y="0.141cm" chart:style-name="ch2">
          <text:p>RPQ-RR</text:p>
        </chart:title>
        <chart:subtitle svg:x="5.234cm" svg:y="0.784cm" chart:style-name="ch3">
          <text:p>Costu/Ruoli</text:p>
        </chart:subtitle>
        <chart:legend chart:legend-position="end" svg:x="11.166cm" svg:y="3.183cm" chart:style-name="ch4"/>
        <chart:plot-area chart:style-name="ch5" table:cell-range-address="RPPRQ.A11:RPPRQ.B17" chart:data-source-has-labels="both" svg:x="0.254cm" svg:y="1.369cm" svg:width="10.657cm" svg:height="5.331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RPPRQ.A12:RPPRQ.A17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RPPRQ.B12:RPPRQ.B17" chart:label-cell-address="RPPRQ.B11:RPPRQ.B1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PPRQ.B11:RPPRQ.B11">ruoli</text:p>
              </table:table-cell>
            </table:table-row>
          </table:table-header-rows>
          <table:table-rows>
            <table:table-row>
              <table:table-cell office:value-type="string">
                <text:p text:id="RPPRQ.A12:RPPRQ.A17">Responsabile</text:p>
              </table:table-cell>
              <table:table-cell office:value-type="float" office:value="960">
                <text:p text:id="RPPRQ.B12:RPPRQ.B17">96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16">
                <text:p>16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3749389648pt" style:font-size-asian="12.9983749389648pt" style:font-size-complex="12.9983749389648pt"/>
    </style:style>
    <style:style style:name="ch3" style:family="chart">
      <style:graphic-properties draw:stroke="none" svg:stroke-color="#b3b3b3" draw:fill="none" draw:fill-color="#e6e6e6"/>
      <style:text-properties fo:font-size="7.99900007247925pt" style:font-size-asian="7.99900007247925pt" style:font-size-complex="7.99900007247925pt"/>
    </style:style>
    <style:style style:name="ch4" style:family="chart">
      <style:chart-properties chart:three-dimensional="true" chart:connect-bars="false" chart:angle-offset="0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none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7.998cm" svg:height="7.752cm" chart:class="chart:circle" chart:style-name="ch1">
        <chart:title svg:x="3.1cm" svg:y="0.157cm" chart:style-name="ch2">
          <text:p>Ore/Ruoli</text:p>
        </chart:title>
        <chart:legend chart:legend-position="end" svg:x="5.593cm" svg:y="1.734cm" chart:style-name="ch3"/>
        <chart:plot-area chart:style-name="ch4" table:cell-range-address="RPPRQ.A3:RPPRQ.B8" chart:data-source-has-labels="column" svg:x="0.158cm" svg:y="0.867cm" svg:width="5.275cm" svg:height="6.573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RPPRQ.A3:RPPRQ.A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RPPRQ.B3:RPPRQ.B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RPPRQ.A3:RPPRQ.A8">Responsabile</text:p>
              </table:table-cell>
              <table:table-cell office:value-type="float" office:value="32">
                <text:p text:id="RPPRQ.B3:RPPRQ.B8">32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olid-type="cylinder" chart:connect-bars="false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148cm" svg:height="6.988cm" chart:class="chart:bar" chart:style-name="ch1">
        <chart:title svg:x="4.758cm" svg:y="0.143cm" chart:style-name="ch2">
          <text:p>RPQ-RR</text:p>
        </chart:title>
        <chart:subtitle svg:x="4.57cm" svg:y="0.785cm" chart:style-name="ch3">
          <text:p>Costu/Ruoli</text:p>
        </chart:subtitle>
        <chart:legend chart:legend-position="end" svg:x="9.748cm" svg:y="3.186cm" chart:style-name="ch4"/>
        <chart:plot-area chart:style-name="ch5" table:cell-range-address="RQRA.A11:RQRA.B17" chart:data-source-has-labels="both" svg:x="0.221cm" svg:y="1.37cm" svg:width="9.304cm" svg:height="5.336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RQRA.A12:RQRA.A17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RQRA.B12:RQRA.B17" chart:label-cell-address="RQRA.B11:RQRA.B1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QRA.B11:RQRA.B11">ruoli</text:p>
              </table:table-cell>
            </table:table-row>
          </table:table-header-rows>
          <table:table-rows>
            <table:table-row>
              <table:table-cell office:value-type="string">
                <text:p text:id="RQRA.A12:RQRA.A17">Responsabile</text:p>
              </table:table-cell>
              <table:table-cell office:value-type="float" office:value="360">
                <text:p text:id="RQRA.B12:RQRA.B17">36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angle-offset="0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none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8.612cm" svg:height="6.988cm" chart:class="chart:circle" chart:style-name="ch1">
        <chart:title svg:x="3.338cm" svg:y="0.143cm" chart:style-name="ch2">
          <text:p>Ore/Ruoli</text:p>
        </chart:title>
        <chart:legend chart:legend-position="end" svg:x="6.022cm" svg:y="1.564cm" chart:style-name="ch3"/>
        <chart:plot-area chart:style-name="ch4" table:cell-range-address="RQRA.A3:RQRA.B8" chart:data-source-has-labels="column" svg:x="0.17cm" svg:y="0.782cm" svg:width="5.68cm" svg:height="5.927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RQRA.A3:RQRA.A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RQRA.B3:RQRA.B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RQRA.A3:RQRA.A8">Responsabile</text:p>
              </table:table-cell>
              <table:table-cell office:value-type="float" office:value="12">
                <text:p text:id="RQRA.B3:RQRA.B8">12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.17922401428223pt" style:font-size-asian="8.17922401428223pt" style:font-size-complex="8.17922401428223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solid" svg:stroke-color="#000000" draw:fill-color="#004586" dr3d:edge-rounding="0%"/>
      <style:text-properties fo:font-size="8pt" style:font-size-asian="6pt" style:font-size-complex="6pt"/>
    </style:style>
    <style:style style:name="ch8" style:family="chart">
      <style:chart-properties chart:solid-type="cuboid" chart:data-label-number="value" chart:data-label-text="false" chart:data-label-symbol="false" chart:label-position="near-origin"/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262cm" svg:height="7.165cm" chart:class="chart:bar" chart:style-name="ch1">
        <chart:legend chart:legend-position="end" svg:x="10.185cm" svg:y="3.11cm" chart:style-name="ch2"/>
        <chart:plot-area chart:style-name="ch3" table:cell-range-address="RRRPP.A34:RRRPP.C40" chart:data-source-has-labels="both" svg:x="0.285cm" svg:y="0.143cm" svg:width="9.614cm" svg:height="6.73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RRRPP.A35:RRRPP.A4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RRPP.B35:RRRPP.B40" chart:label-cell-address="RRRPP.B34:RRRPP.B34" chart:class="chart:bar">
            <chart:data-point chart:repeated="6"/>
          </chart:series>
          <chart:series chart:style-name="ch8" chart:values-cell-range-address="RRRPP.C35:RRRPP.C40" chart:label-cell-address="RRRPP.C34:RRRPP.C3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RRPP.B34:RRRPP.B34">preventivo</text:p>
              </table:table-cell>
              <table:table-cell office:value-type="string">
                <text:p text:id="RRRPP.C34:RRRPP.C34">consuntivo</text:p>
              </table:table-cell>
            </table:table-row>
          </table:table-header-rows>
          <table:table-rows>
            <table:table-row>
              <table:table-cell office:value-type="string">
                <text:p text:id="RRRPP.A35:RRRPP.A40">Responsabile</text:p>
              </table:table-cell>
              <table:table-cell office:value-type="float" office:value="750">
                <text:p text:id="RRRPP.B35:RRRPP.B40">750</text:p>
              </table:table-cell>
              <table:table-cell office:value-type="float" office:value="500">
                <text:p text:id="RRRPP.C35:RRRPP.C40">50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  <table:table-cell office:value-type="float" office:value="570">
                <text:p>57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